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302.04mm" svg:y="17.53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s</text:p>
          </table:table-cell>
          <table:covered-table-cell table:number-columns-repeated="4" table:style-name="ce1"/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C2]+[.D2]+[.E2]+[.F2]+[.G2]+[.H2]+[.I2]+[.J2]+[.K2]+[.L2])/10" office:value-type="float" office:value="0.0050064" calcext:value-type="float">
            <text:p>0.0050064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004896" calcext:value-type="float">
            <text:p>0.004896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0.004941" calcext:value-type="float">
            <text:p>0.0049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C3]+[.D3]+[.E3]+[.F3]+[.G3]+[.H3]+[.I3]+[.J3]+[.K3]+[.L3])/10" office:value-type="float" office:value="0.0195348" calcext:value-type="float">
            <text:p>0.0195348</text:p>
          </table:table-cell>
          <table:table-cell office:value-type="float" office:value="0.020007" calcext:value-type="float">
            <text:p>0.020007</text:p>
          </table:table-cell>
          <table:table-cell office:value-type="float" office:value="0.020037" calcext:value-type="float">
            <text:p>0.020037</text:p>
          </table:table-cell>
          <table:table-cell office:value-type="float" office:value="0.019191" calcext:value-type="float">
            <text:p>0.019191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9081" calcext:value-type="float">
            <text:p>0.019081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19479" calcext:value-type="float">
            <text:p>0.019479</text:p>
          </table:table-cell>
          <table:table-cell office:value-type="float" office:value="0.019527" calcext:value-type="float">
            <text:p>0.019527</text:p>
          </table:table-cell>
          <table:table-cell office:value-type="float" office:value="0.019903" calcext:value-type="float">
            <text:p>0.019903</text:p>
          </table:table-cell>
          <table:table-cell office:value-type="float" office:value="0.019781" calcext:value-type="float">
            <text:p>0.01978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C4]+[.D4]+[.E4]+[.F4]+[.G4]+[.H4]+[.I4]+[.J4]+[.K4]+[.L4])/10" office:value-type="float" office:value="0.0458243" calcext:value-type="float">
            <text:p>0.0458243</text:p>
          </table:table-cell>
          <table:table-cell office:value-type="float" office:value="0.044823" calcext:value-type="float">
            <text:p>0.044823</text:p>
          </table:table-cell>
          <table:table-cell office:value-type="float" office:value="0.045732" calcext:value-type="float">
            <text:p>0.045732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48832" calcext:value-type="float">
            <text:p>0.048832</text:p>
          </table:table-cell>
          <table:table-cell office:value-type="float" office:value="0.04429" calcext:value-type="float">
            <text:p>0.04429</text:p>
          </table:table-cell>
          <table:table-cell office:value-type="float" office:value="0.043072" calcext:value-type="float">
            <text:p>0.043072</text:p>
          </table:table-cell>
          <table:table-cell office:value-type="float" office:value="0.043769" calcext:value-type="float">
            <text:p>0.043769</text:p>
          </table:table-cell>
          <table:table-cell office:value-type="float" office:value="0.044911" calcext:value-type="float">
            <text:p>0.044911</text:p>
          </table:table-cell>
          <table:table-cell office:value-type="float" office:value="0.047019" calcext:value-type="float">
            <text:p>0.04701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C5]+[.D5]+[.E5]+[.F5]+[.G5]+[.H5]+[.I5]+[.J5]+[.K5]+[.L5])/10" office:value-type="float" office:value="0.0779805" calcext:value-type="float">
            <text:p>0.0779805</text:p>
          </table:table-cell>
          <table:table-cell office:value-type="float" office:value="0.085124" calcext:value-type="float">
            <text:p>0.085124</text:p>
          </table:table-cell>
          <table:table-cell office:value-type="float" office:value="0.078553" calcext:value-type="float">
            <text:p>0.078553</text:p>
          </table:table-cell>
          <table:table-cell office:value-type="float" office:value="0.077444" calcext:value-type="float">
            <text:p>0.077444</text:p>
          </table:table-cell>
          <table:table-cell office:value-type="float" office:value="0.076677" calcext:value-type="float">
            <text:p>0.076677</text:p>
          </table:table-cell>
          <table:table-cell office:value-type="float" office:value="0.076971" calcext:value-type="float">
            <text:p>0.076971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0.076761" calcext:value-type="float">
            <text:p>0.076761</text:p>
          </table:table-cell>
          <table:table-cell office:value-type="float" office:value="0.077109" calcext:value-type="float">
            <text:p>0.077109</text:p>
          </table:table-cell>
          <table:table-cell office:value-type="float" office:value="0.07658" calcext:value-type="float">
            <text:p>0.07658</text:p>
          </table:table-cell>
          <table:table-cell office:value-type="float" office:value="0.076876" calcext:value-type="float">
            <text:p>0.0768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C6]+[.D6]+[.E6]+[.F6]+[.G6]+[.H6]+[.I6]+[.J6]+[.K6]+[.L6])/10" office:value-type="float" office:value="0.1206774" calcext:value-type="float">
            <text:p>0.1206774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0.121629" calcext:value-type="float">
            <text:p>0.121629</text:p>
          </table:table-cell>
          <table:table-cell office:value-type="float" office:value="0.120618" calcext:value-type="float">
            <text:p>0.120618</text:p>
          </table:table-cell>
          <table:table-cell office:value-type="float" office:value="0.120264" calcext:value-type="float">
            <text:p>0.120264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19308" calcext:value-type="float">
            <text:p>0.119308</text:p>
          </table:table-cell>
          <table:table-cell office:value-type="float" office:value="0.120554" calcext:value-type="float">
            <text:p>0.120554</text:p>
          </table:table-cell>
          <table:table-cell office:value-type="float" office:value="0.121597" calcext:value-type="float">
            <text:p>0.121597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0.120143" calcext:value-type="float">
            <text:p>0.12014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C7]+[.D7]+[.E7]+[.F7]+[.G7]+[.H7]+[.I7]+[.J7]+[.K7]+[.L7])/10" office:value-type="float" office:value="0.1738309" calcext:value-type="float">
            <text:p>0.1738309</text:p>
          </table:table-cell>
          <table:table-cell office:value-type="float" office:value="0.175032" calcext:value-type="float">
            <text:p>0.175032</text:p>
          </table:table-cell>
          <table:table-cell office:value-type="float" office:value="0.174709" calcext:value-type="float">
            <text:p>0.174709</text:p>
          </table:table-cell>
          <table:table-cell office:value-type="float" office:value="0.175145" calcext:value-type="float">
            <text:p>0.175145</text:p>
          </table:table-cell>
          <table:table-cell office:value-type="float" office:value="0.172145" calcext:value-type="float">
            <text:p>0.172145</text:p>
          </table:table-cell>
          <table:table-cell office:value-type="float" office:value="0.173631" calcext:value-type="float">
            <text:p>0.173631</text:p>
          </table:table-cell>
          <table:table-cell office:value-type="float" office:value="0.173017" calcext:value-type="float">
            <text:p>0.173017</text:p>
          </table:table-cell>
          <table:table-cell office:value-type="float" office:value="0.173283" calcext:value-type="float">
            <text:p>0.173283</text:p>
          </table:table-cell>
          <table:table-cell office:value-type="float" office:value="0.172601" calcext:value-type="float">
            <text:p>0.172601</text:p>
          </table:table-cell>
          <table:table-cell office:value-type="float" office:value="0.174479" calcext:value-type="float">
            <text:p>0.174479</text:p>
          </table:table-cell>
          <table:table-cell office:value-type="float" office:value="0.174267" calcext:value-type="float">
            <text:p>0.17426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C8]+[.D8]+[.E8]+[.F8]+[.G8]+[.H8]+[.I8]+[.J8]+[.K8]+[.L8])/10" office:value-type="float" office:value="0.2360644" calcext:value-type="float">
            <text:p>0.2360644</text:p>
          </table:table-cell>
          <table:table-cell office:value-type="float" office:value="0.235206" calcext:value-type="float">
            <text:p>0.235206</text:p>
          </table:table-cell>
          <table:table-cell office:value-type="float" office:value="0.234928" calcext:value-type="float">
            <text:p>0.234928</text:p>
          </table:table-cell>
          <table:table-cell office:value-type="float" office:value="0.236302" calcext:value-type="float">
            <text:p>0.236302</text:p>
          </table:table-cell>
          <table:table-cell office:value-type="float" office:value="0.236616" calcext:value-type="float">
            <text:p>0.236616</text:p>
          </table:table-cell>
          <table:table-cell office:value-type="float" office:value="0.236128" calcext:value-type="float">
            <text:p>0.236128</text:p>
          </table:table-cell>
          <table:table-cell office:value-type="float" office:value="0.23514" calcext:value-type="float">
            <text:p>0.23514</text:p>
          </table:table-cell>
          <table:table-cell office:value-type="float" office:value="0.237862" calcext:value-type="float">
            <text:p>0.237862</text:p>
          </table:table-cell>
          <table:table-cell office:value-type="float" office:value="0.236906" calcext:value-type="float">
            <text:p>0.236906</text:p>
          </table:table-cell>
          <table:table-cell office:value-type="float" office:value="0.235969" calcext:value-type="float">
            <text:p>0.235969</text:p>
          </table:table-cell>
          <table:table-cell office:value-type="float" office:value="0.235587" calcext:value-type="float">
            <text:p>0.23558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C9]+[.D9]+[.E9]+[.F9]+[.G9]+[.H9]+[.I9]+[.J9]+[.K9]+[.L9])/10" office:value-type="float" office:value="0.3078526" calcext:value-type="float">
            <text:p>0.3078526</text:p>
          </table:table-cell>
          <table:table-cell office:value-type="float" office:value="0.308834" calcext:value-type="float">
            <text:p>0.308834</text:p>
          </table:table-cell>
          <table:table-cell office:value-type="float" office:value="0.307006" calcext:value-type="float">
            <text:p>0.307006</text:p>
          </table:table-cell>
          <table:table-cell office:value-type="float" office:value="0.305862" calcext:value-type="float">
            <text:p>0.305862</text:p>
          </table:table-cell>
          <table:table-cell office:value-type="float" office:value="0.308152" calcext:value-type="float">
            <text:p>0.308152</text:p>
          </table:table-cell>
          <table:table-cell office:value-type="float" office:value="0.309005" calcext:value-type="float">
            <text:p>0.309005</text:p>
          </table:table-cell>
          <table:table-cell office:value-type="float" office:value="0.308286" calcext:value-type="float">
            <text:p>0.308286</text:p>
          </table:table-cell>
          <table:table-cell office:value-type="float" office:value="0.307592" calcext:value-type="float">
            <text:p>0.307592</text:p>
          </table:table-cell>
          <table:table-cell office:value-type="float" office:value="0.30834" calcext:value-type="float">
            <text:p>0.30834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0.308659" calcext:value-type="float">
            <text:p>0.30865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[.C10]+[.D10]+[.E10]+[.F10]+[.G10]+[.H10]+[.I10]+[.J10]+[.K10]+[.L10])/10" office:value-type="float" office:value="0.3895774" calcext:value-type="float">
            <text:p>0.3895774</text:p>
          </table:table-cell>
          <table:table-cell office:value-type="float" office:value="0.388735" calcext:value-type="float">
            <text:p>0.388735</text:p>
          </table:table-cell>
          <table:table-cell office:value-type="float" office:value="0.388318" calcext:value-type="float">
            <text:p>0.388318</text:p>
          </table:table-cell>
          <table:table-cell office:value-type="float" office:value="0.390521" calcext:value-type="float">
            <text:p>0.390521</text:p>
          </table:table-cell>
          <table:table-cell office:value-type="float" office:value="0.390086" calcext:value-type="float">
            <text:p>0.390086</text:p>
          </table:table-cell>
          <table:table-cell office:value-type="float" office:value="0.390404" calcext:value-type="float">
            <text:p>0.390404</text:p>
          </table:table-cell>
          <table:table-cell office:value-type="float" office:value="0.390001" calcext:value-type="float">
            <text:p>0.390001</text:p>
          </table:table-cell>
          <table:table-cell office:value-type="float" office:value="0.389297" calcext:value-type="float">
            <text:p>0.389297</text:p>
          </table:table-cell>
          <table:table-cell office:value-type="float" office:value="0.390917" calcext:value-type="float">
            <text:p>0.390917</text:p>
          </table:table-cell>
          <table:table-cell office:value-type="float" office:value="0.388519" calcext:value-type="float">
            <text:p>0.388519</text:p>
          </table:table-cell>
          <table:table-cell office:value-type="float" office:value="0.388976" calcext:value-type="float">
            <text:p>0.3889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[.C11]+[.D11]+[.E11]+[.F11]+[.G11]+[.H11]+[.I11]+[.J11]+[.K11]+[.L11])/10" office:value-type="float" office:value="0.4813142" calcext:value-type="float">
            <text:p>0.4813142</text:p>
          </table:table-cell>
          <table:table-cell office:value-type="float" office:value="0.477641" calcext:value-type="float">
            <text:p>0.477641</text:p>
          </table:table-cell>
          <table:table-cell office:value-type="float" office:value="0.482678" calcext:value-type="float">
            <text:p>0.482678</text:p>
          </table:table-cell>
          <table:table-cell office:value-type="float" office:value="0.477953" calcext:value-type="float">
            <text:p>0.477953</text:p>
          </table:table-cell>
          <table:table-cell office:value-type="float" office:value="0.479889" calcext:value-type="float">
            <text:p>0.479889</text:p>
          </table:table-cell>
          <table:table-cell office:value-type="float" office:value="0.481613" calcext:value-type="float">
            <text:p>0.481613</text:p>
          </table:table-cell>
          <table:table-cell office:value-type="float" office:value="0.480905" calcext:value-type="float">
            <text:p>0.480905</text:p>
          </table:table-cell>
          <table:table-cell office:value-type="float" office:value="0.483739" calcext:value-type="float">
            <text:p>0.483739</text:p>
          </table:table-cell>
          <table:table-cell office:value-type="float" office:value="0.482597" calcext:value-type="float">
            <text:p>0.482597</text:p>
          </table:table-cell>
          <table:table-cell office:value-type="float" office:value="0.481349" calcext:value-type="float">
            <text:p>0.481349</text:p>
          </table:table-cell>
          <table:table-cell office:value-type="float" office:value="0.484778" calcext:value-type="float">
            <text:p>0.48477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[.C12]+[.D12]+[.E12]+[.F12]+[.G12]+[.H12]+[.I12]+[.J12]+[.K12]+[.L12])/10" office:value-type="float" office:value="0.5815536" calcext:value-type="float">
            <text:p>0.5815536</text:p>
          </table:table-cell>
          <table:table-cell office:value-type="float" office:value="0.584673" calcext:value-type="float">
            <text:p>0.584673</text:p>
          </table:table-cell>
          <table:table-cell office:value-type="float" office:value="0.582843" calcext:value-type="float">
            <text:p>0.582843</text:p>
          </table:table-cell>
          <table:table-cell office:value-type="float" office:value="0.582098" calcext:value-type="float">
            <text:p>0.582098</text:p>
          </table:table-cell>
          <table:table-cell office:value-type="float" office:value="0.579216" calcext:value-type="float">
            <text:p>0.579216</text:p>
          </table:table-cell>
          <table:table-cell office:value-type="float" office:value="0.581874" calcext:value-type="float">
            <text:p>0.581874</text:p>
          </table:table-cell>
          <table:table-cell office:value-type="float" office:value="0.581158" calcext:value-type="float">
            <text:p>0.581158</text:p>
          </table:table-cell>
          <table:table-cell office:value-type="float" office:value="0.581147" calcext:value-type="float">
            <text:p>0.581147</text:p>
          </table:table-cell>
          <table:table-cell office:value-type="float" office:value="0.579739" calcext:value-type="float">
            <text:p>0.579739</text:p>
          </table:table-cell>
          <table:table-cell office:value-type="float" office:value="0.579889" calcext:value-type="float">
            <text:p>0.579889</text:p>
          </table:table-cell>
          <table:table-cell office:value-type="float" office:value="0.582899" calcext:value-type="float">
            <text:p>0.58289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[.C13]+[.D13]+[.E13]+[.F13]+[.G13]+[.H13]+[.I13]+[.J13]+[.K13]+[.L13])/10" office:value-type="float" office:value="0.6920452" calcext:value-type="float">
            <text:p>0.6920452</text:p>
          </table:table-cell>
          <table:table-cell office:value-type="float" office:value="0.689955" calcext:value-type="float">
            <text:p>0.689955</text:p>
          </table:table-cell>
          <table:table-cell office:value-type="float" office:value="0.694992" calcext:value-type="float">
            <text:p>0.694992</text:p>
          </table:table-cell>
          <table:table-cell office:value-type="float" office:value="0.692414" calcext:value-type="float">
            <text:p>0.692414</text:p>
          </table:table-cell>
          <table:table-cell office:value-type="float" office:value="0.691727" calcext:value-type="float">
            <text:p>0.691727</text:p>
          </table:table-cell>
          <table:table-cell office:value-type="float" office:value="0.690779" calcext:value-type="float">
            <text:p>0.690779</text:p>
          </table:table-cell>
          <table:table-cell office:value-type="float" office:value="0.691774" calcext:value-type="float">
            <text:p>0.691774</text:p>
          </table:table-cell>
          <table:table-cell office:value-type="float" office:value="0.689137" calcext:value-type="float">
            <text:p>0.689137</text:p>
          </table:table-cell>
          <table:table-cell office:value-type="float" office:value="0.692043" calcext:value-type="float">
            <text:p>0.692043</text:p>
          </table:table-cell>
          <table:table-cell office:value-type="float" office:value="0.692393" calcext:value-type="float">
            <text:p>0.692393</text:p>
          </table:table-cell>
          <table:table-cell office:value-type="float" office:value="0.695238" calcext:value-type="float">
            <text:p>0.69523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[.C14]+[.D14]+[.E14]+[.F14]+[.G14]+[.H14]+[.I14]+[.J14]+[.K14]+[.L14])/10" office:value-type="float" office:value="0.8128955" calcext:value-type="float">
            <text:p>0.8128955</text:p>
          </table:table-cell>
          <table:table-cell office:value-type="float" office:value="0.813049" calcext:value-type="float">
            <text:p>0.813049</text:p>
          </table:table-cell>
          <table:table-cell office:value-type="float" office:value="0.811034" calcext:value-type="float">
            <text:p>0.811034</text:p>
          </table:table-cell>
          <table:table-cell office:value-type="float" office:value="0.808964" calcext:value-type="float">
            <text:p>0.808964</text:p>
          </table:table-cell>
          <table:table-cell office:value-type="float" office:value="0.811945" calcext:value-type="float">
            <text:p>0.811945</text:p>
          </table:table-cell>
          <table:table-cell office:value-type="float" office:value="0.816168" calcext:value-type="float">
            <text:p>0.816168</text:p>
          </table:table-cell>
          <table:table-cell office:value-type="float" office:value="0.81109" calcext:value-type="float">
            <text:p>0.81109</text:p>
          </table:table-cell>
          <table:table-cell office:value-type="float" office:value="0.809615" calcext:value-type="float">
            <text:p>0.809615</text:p>
          </table:table-cell>
          <table:table-cell office:value-type="float" office:value="0.812788" calcext:value-type="float">
            <text:p>0.812788</text:p>
          </table:table-cell>
          <table:table-cell office:value-type="float" office:value="0.819546" calcext:value-type="float">
            <text:p>0.819546</text:p>
          </table:table-cell>
          <table:table-cell office:value-type="float" office:value="0.814756" calcext:value-type="float">
            <text:p>0.81475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[.C15]+[.D15]+[.E15]+[.F15]+[.G15]+[.H15]+[.I15]+[.J15]+[.K15]+[.L15])/10" office:value-type="float" office:value="0.9417769" calcext:value-type="float">
            <text:p>0.9417769</text:p>
          </table:table-cell>
          <table:table-cell office:value-type="float" office:value="0.943795" calcext:value-type="float">
            <text:p>0.943795</text:p>
          </table:table-cell>
          <table:table-cell office:value-type="float" office:value="0.943476" calcext:value-type="float">
            <text:p>0.943476</text:p>
          </table:table-cell>
          <table:table-cell office:value-type="float" office:value="0.941344" calcext:value-type="float">
            <text:p>0.941344</text:p>
          </table:table-cell>
          <table:table-cell office:value-type="float" office:value="0.939226" calcext:value-type="float">
            <text:p>0.939226</text:p>
          </table:table-cell>
          <table:table-cell office:value-type="float" office:value="0.946878" calcext:value-type="float">
            <text:p>0.946878</text:p>
          </table:table-cell>
          <table:table-cell office:value-type="float" office:value="0.945691" calcext:value-type="float">
            <text:p>0.945691</text:p>
          </table:table-cell>
          <table:table-cell office:value-type="float" office:value="0.941629" calcext:value-type="float">
            <text:p>0.941629</text:p>
          </table:table-cell>
          <table:table-cell office:value-type="float" office:value="0.939954" calcext:value-type="float">
            <text:p>0.939954</text:p>
          </table:table-cell>
          <table:table-cell office:value-type="float" office:value="0.937373" calcext:value-type="float">
            <text:p>0.937373</text:p>
          </table:table-cell>
          <table:table-cell office:value-type="float" office:value="0.938403" calcext:value-type="float">
            <text:p>0.9384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[.C16]+[.D16]+[.E16]+[.F16]+[.G16]+[.H16]+[.I16]+[.J16]+[.K16]+[.L16])/10" office:value-type="float" office:value="1.082384" calcext:value-type="float">
            <text:p>1.082384</text:p>
          </table:table-cell>
          <table:table-cell office:value-type="float" office:value="1.08148" calcext:value-type="float">
            <text:p>1.08148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1.0811" calcext:value-type="float">
            <text:p>1.0811</text:p>
          </table:table-cell>
          <table:table-cell office:value-type="float" office:value="1.07723" calcext:value-type="float">
            <text:p>1.07723</text:p>
          </table:table-cell>
          <table:table-cell office:value-type="float" office:value="1.08527" calcext:value-type="float">
            <text:p>1.08527</text:p>
          </table:table-cell>
          <table:table-cell office:value-type="float" office:value="1.08353" calcext:value-type="float">
            <text:p>1.08353</text:p>
          </table:table-cell>
          <table:table-cell office:value-type="float" office:value="1.08563" calcext:value-type="float">
            <text:p>1.08563</text:p>
          </table:table-cell>
          <table:table-cell office:value-type="float" office:value="1.08335" calcext:value-type="float">
            <text:p>1.08335</text:p>
          </table:table-cell>
          <table:table-cell office:value-type="float" office:value="1.08225" calcext:value-type="float">
            <text:p>1.08225</text:p>
          </table:table-cell>
          <table:table-cell office:value-type="float" office:value="1.07985" calcext:value-type="float">
            <text:p>1.0798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[.C17]+[.D17]+[.E17]+[.F17]+[.G17]+[.H17]+[.I17]+[.J17]+[.K17]+[.L17])/10" office:value-type="float" office:value="1.229125" calcext:value-type="float">
            <text:p>1.229125</text:p>
          </table:table-cell>
          <table:table-cell office:value-type="float" office:value="1.23279" calcext:value-type="float">
            <text:p>1.23279</text:p>
          </table:table-cell>
          <table:table-cell office:value-type="float" office:value="1.22998" calcext:value-type="float">
            <text:p>1.22998</text:p>
          </table:table-cell>
          <table:table-cell office:value-type="float" office:value="1.22813" calcext:value-type="float">
            <text:p>1.22813</text:p>
          </table:table-cell>
          <table:table-cell office:value-type="float" office:value="1.2234" calcext:value-type="float">
            <text:p>1.2234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1.22758" calcext:value-type="float">
            <text:p>1.22758</text:p>
          </table:table-cell>
          <table:table-cell office:value-type="float" office:value="1.22847" calcext:value-type="float">
            <text:p>1.22847</text:p>
          </table:table-cell>
          <table:table-cell office:value-type="float" office:value="1.23418" calcext:value-type="float">
            <text:p>1.23418</text:p>
          </table:table-cell>
          <table:table-cell office:value-type="float" office:value="1.23112" calcext:value-type="float">
            <text:p>1.23112</text:p>
          </table:table-cell>
          <table:table-cell office:value-type="float" office:value="1.22947" calcext:value-type="float">
            <text:p>1.22947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[.C18]+[.D18]+[.E18]+[.F18]+[.G18]+[.H18]+[.I18]+[.J18]+[.K18]+[.L18])/10" office:value-type="float" office:value="1.39041" calcext:value-type="float">
            <text:p>1.39041</text:p>
          </table:table-cell>
          <table:table-cell office:value-type="float" office:value="1.39568" calcext:value-type="float">
            <text:p>1.39568</text:p>
          </table:table-cell>
          <table:table-cell office:value-type="float" office:value="1.3816" calcext:value-type="float">
            <text:p>1.3816</text:p>
          </table:table-cell>
          <table:table-cell office:value-type="float" office:value="1.38895" calcext:value-type="float">
            <text:p>1.38895</text:p>
          </table:table-cell>
          <table:table-cell office:value-type="float" office:value="1.38836" calcext:value-type="float">
            <text:p>1.38836</text:p>
          </table:table-cell>
          <table:table-cell office:value-type="float" office:value="1.38907" calcext:value-type="float">
            <text:p>1.38907</text:p>
          </table:table-cell>
          <table:table-cell office:value-type="float" office:value="1.39712" calcext:value-type="float">
            <text:p>1.39712</text:p>
          </table:table-cell>
          <table:table-cell office:value-type="float" office:value="1.39388" calcext:value-type="float">
            <text:p>1.39388</text:p>
          </table:table-cell>
          <table:table-cell office:value-type="float" office:value="1.3902" calcext:value-type="float">
            <text:p>1.3902</text:p>
          </table:table-cell>
          <table:table-cell office:value-type="float" office:value="1.39349" calcext:value-type="float">
            <text:p>1.39349</text:p>
          </table:table-cell>
          <table:table-cell office:value-type="float" office:value="1.38575" calcext:value-type="float">
            <text:p>1.385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[.C19]+[.D19]+[.E19]+[.F19]+[.G19]+[.H19]+[.I19]+[.J19]+[.K19]+[.L19])/10" office:value-type="float" office:value="1.558992" calcext:value-type="float">
            <text:p>1.558992</text:p>
          </table:table-cell>
          <table:table-cell office:value-type="float" office:value="1.56141" calcext:value-type="float">
            <text:p>1.56141</text:p>
          </table:table-cell>
          <table:table-cell office:value-type="float" office:value="1.55463" calcext:value-type="float">
            <text:p>1.55463</text:p>
          </table:table-cell>
          <table:table-cell office:value-type="float" office:value="1.55615" calcext:value-type="float">
            <text:p>1.55615</text:p>
          </table:table-cell>
          <table:table-cell office:value-type="float" office:value="1.55921" calcext:value-type="float">
            <text:p>1.55921</text:p>
          </table:table-cell>
          <table:table-cell office:value-type="float" office:value="1.56229" calcext:value-type="float">
            <text:p>1.56229</text:p>
          </table:table-cell>
          <table:table-cell office:value-type="float" office:value="1.55974" calcext:value-type="float">
            <text:p>1.55974</text:p>
          </table:table-cell>
          <table:table-cell office:value-type="float" office:value="1.55906" calcext:value-type="float">
            <text:p>1.55906</text:p>
          </table:table-cell>
          <table:table-cell office:value-type="float" office:value="1.56034" calcext:value-type="float">
            <text:p>1.56034</text:p>
          </table:table-cell>
          <table:table-cell office:value-type="float" office:value="1.55863" calcext:value-type="float">
            <text:p>1.55863</text:p>
          </table:table-cell>
          <table:table-cell office:value-type="float" office:value="1.55846" calcext:value-type="float">
            <text:p>1.55846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[.C20]+[.D20]+[.E20]+[.F20]+[.G20]+[.H20]+[.I20]+[.J20]+[.K20]+[.L20])/10" office:value-type="float" office:value="1.737133" calcext:value-type="float">
            <text:p>1.737133</text:p>
          </table:table-cell>
          <table:table-cell office:value-type="float" office:value="1.73665" calcext:value-type="float">
            <text:p>1.73665</text:p>
          </table:table-cell>
          <table:table-cell office:value-type="float" office:value="1.73661" calcext:value-type="float">
            <text:p>1.73661</text:p>
          </table:table-cell>
          <table:table-cell office:value-type="float" office:value="1.73629" calcext:value-type="float">
            <text:p>1.73629</text:p>
          </table:table-cell>
          <table:table-cell office:value-type="float" office:value="1.73663" calcext:value-type="float">
            <text:p>1.73663</text:p>
          </table:table-cell>
          <table:table-cell office:value-type="float" office:value="1.73608" calcext:value-type="float">
            <text:p>1.73608</text:p>
          </table:table-cell>
          <table:table-cell office:value-type="float" office:value="1.73924" calcext:value-type="float">
            <text:p>1.73924</text:p>
          </table:table-cell>
          <table:table-cell office:value-type="float" office:value="1.73491" calcext:value-type="float">
            <text:p>1.73491</text:p>
          </table:table-cell>
          <table:table-cell office:value-type="float" office:value="1.73648" calcext:value-type="float">
            <text:p>1.73648</text:p>
          </table:table-cell>
          <table:table-cell office:value-type="float" office:value="1.73574" calcext:value-type="float">
            <text:p>1.73574</text:p>
          </table:table-cell>
          <table:table-cell office:value-type="float" office:value="1.7427" calcext:value-type="float">
            <text:p>1.742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[.C21]+[.D21]+[.E21]+[.F21]+[.G21]+[.H21]+[.I21]+[.J21]+[.K21]+[.L21])/10" office:value-type="float" office:value="1.921798" calcext:value-type="float">
            <text:p>1.921798</text:p>
          </table:table-cell>
          <table:table-cell office:value-type="float" office:value="1.92054" calcext:value-type="float">
            <text:p>1.92054</text:p>
          </table:table-cell>
          <table:table-cell office:value-type="float" office:value="1.92423" calcext:value-type="float">
            <text:p>1.92423</text:p>
          </table:table-cell>
          <table:table-cell office:value-type="float" office:value="1.92532" calcext:value-type="float">
            <text:p>1.92532</text:p>
          </table:table-cell>
          <table:table-cell office:value-type="float" office:value="1.91431" calcext:value-type="float">
            <text:p>1.91431</text:p>
          </table:table-cell>
          <table:table-cell office:value-type="float" office:value="1.92261" calcext:value-type="float">
            <text:p>1.92261</text:p>
          </table:table-cell>
          <table:table-cell office:value-type="float" office:value="1.92701" calcext:value-type="float">
            <text:p>1.92701</text:p>
          </table:table-cell>
          <table:table-cell office:value-type="float" office:value="1.92108" calcext:value-type="float">
            <text:p>1.92108</text:p>
          </table:table-cell>
          <table:table-cell office:value-type="float" office:value="1.92359" calcext:value-type="float">
            <text:p>1.92359</text:p>
          </table:table-cell>
          <table:table-cell office:value-type="float" office:value="1.92325" calcext:value-type="float">
            <text:p>1.92325</text:p>
          </table:table-cell>
          <table:table-cell office:value-type="float" office:value="1.91604" calcext:value-type="float">
            <text:p>1.91604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[.C22]+[.D22]+[.E22]+[.F22]+[.G22]+[.H22]+[.I22]+[.J22]+[.K22]+[.L22])/10" office:value-type="float" office:value="2.125755" calcext:value-type="float">
            <text:p>2.125755</text:p>
          </table:table-cell>
          <table:table-cell office:value-type="float" office:value="2.12224" calcext:value-type="float">
            <text:p>2.12224</text:p>
          </table:table-cell>
          <table:table-cell office:value-type="float" office:value="2.13015" calcext:value-type="float">
            <text:p>2.13015</text:p>
          </table:table-cell>
          <table:table-cell office:value-type="float" office:value="2.12202" calcext:value-type="float">
            <text:p>2.12202</text:p>
          </table:table-cell>
          <table:table-cell office:value-type="float" office:value="2.12073" calcext:value-type="float">
            <text:p>2.12073</text:p>
          </table:table-cell>
          <table:table-cell office:value-type="float" office:value="2.12906" calcext:value-type="float">
            <text:p>2.12906</text:p>
          </table:table-cell>
          <table:table-cell office:value-type="float" office:value="2.11665" calcext:value-type="float">
            <text:p>2.11665</text:p>
          </table:table-cell>
          <table:table-cell office:value-type="float" office:value="2.14617" calcext:value-type="float">
            <text:p>2.14617</text:p>
          </table:table-cell>
          <table:table-cell office:value-type="float" office:value="2.12125" calcext:value-type="float">
            <text:p>2.12125</text:p>
          </table:table-cell>
          <table:table-cell office:value-type="float" office:value="2.13011" calcext:value-type="float">
            <text:p>2.13011</text:p>
          </table:table-cell>
          <table:table-cell office:value-type="float" office:value="2.11917" calcext:value-type="float">
            <text:p>2.1191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[.C23]+[.D23]+[.E23]+[.F23]+[.G23]+[.H23]+[.I23]+[.J23]+[.K23]+[.L23])/10" office:value-type="float" office:value="2.330134" calcext:value-type="float">
            <text:p>2.330134</text:p>
          </table:table-cell>
          <table:table-cell office:value-type="float" office:value="2.32985" calcext:value-type="float">
            <text:p>2.32985</text:p>
          </table:table-cell>
          <table:table-cell office:value-type="float" office:value="2.32568" calcext:value-type="float">
            <text:p>2.32568</text:p>
          </table:table-cell>
          <table:table-cell office:value-type="float" office:value="2.32727" calcext:value-type="float">
            <text:p>2.32727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2.32881" calcext:value-type="float">
            <text:p>2.32881</text:p>
          </table:table-cell>
          <table:table-cell office:value-type="float" office:value="2.32257" calcext:value-type="float">
            <text:p>2.32257</text:p>
          </table:table-cell>
          <table:table-cell office:value-type="float" office:value="2.33417" calcext:value-type="float">
            <text:p>2.33417</text:p>
          </table:table-cell>
          <table:table-cell office:value-type="float" office:value="2.32977" calcext:value-type="float">
            <text:p>2.32977</text:p>
          </table:table-cell>
          <table:table-cell office:value-type="float" office:value="2.33195" calcext:value-type="float">
            <text:p>2.33195</text:p>
          </table:table-cell>
          <table:table-cell office:value-type="float" office:value="2.3346" calcext:value-type="float">
            <text:p>2.334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[.C24]+[.D24]+[.E24]+[.F24]+[.G24]+[.H24]+[.I24]+[.J24]+[.K24]+[.L24])/10" office:value-type="float" office:value="2.546825" calcext:value-type="float">
            <text:p>2.546825</text:p>
          </table:table-cell>
          <table:table-cell office:value-type="float" office:value="2.55394" calcext:value-type="float">
            <text:p>2.55394</text:p>
          </table:table-cell>
          <table:table-cell office:value-type="float" office:value="2.56668" calcext:value-type="float">
            <text:p>2.56668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2.54885" calcext:value-type="float">
            <text:p>2.54885</text:p>
          </table:table-cell>
          <table:table-cell office:value-type="float" office:value="2.53788" calcext:value-type="float">
            <text:p>2.53788</text:p>
          </table:table-cell>
          <table:table-cell office:value-type="float" office:value="2.54063" calcext:value-type="float">
            <text:p>2.54063</text:p>
          </table:table-cell>
          <table:table-cell office:value-type="float" office:value="2.54364" calcext:value-type="float">
            <text:p>2.54364</text:p>
          </table:table-cell>
          <table:table-cell office:value-type="float" office:value="2.538" calcext:value-type="float">
            <text:p>2.538</text:p>
          </table:table-cell>
          <table:table-cell office:value-type="float" office:value="2.54421" calcext:value-type="float">
            <text:p>2.54421</text:p>
          </table:table-cell>
          <table:table-cell office:value-type="float" office:value="2.54709" calcext:value-type="float">
            <text:p>2.5470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[.C25]+[.D25]+[.E25]+[.F25]+[.G25]+[.H25]+[.I25]+[.J25]+[.K25]+[.L25])/10" office:value-type="float" office:value="2.775406" calcext:value-type="float">
            <text:p>2.775406</text:p>
          </table:table-cell>
          <table:table-cell office:value-type="float" office:value="2.77905" calcext:value-type="float">
            <text:p>2.77905</text:p>
          </table:table-cell>
          <table:table-cell office:value-type="float" office:value="2.7736" calcext:value-type="float">
            <text:p>2.7736</text:p>
          </table:table-cell>
          <table:table-cell office:value-type="float" office:value="2.76229" calcext:value-type="float">
            <text:p>2.76229</text:p>
          </table:table-cell>
          <table:table-cell office:value-type="float" office:value="2.76652" calcext:value-type="float">
            <text:p>2.76652</text:p>
          </table:table-cell>
          <table:table-cell office:value-type="float" office:value="2.76967" calcext:value-type="float">
            <text:p>2.76967</text:p>
          </table:table-cell>
          <table:table-cell office:value-type="float" office:value="2.77378" calcext:value-type="float">
            <text:p>2.77378</text:p>
          </table:table-cell>
          <table:table-cell office:value-type="float" office:value="2.76756" calcext:value-type="float">
            <text:p>2.76756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2.77177" calcext:value-type="float">
            <text:p>2.77177</text:p>
          </table:table-cell>
          <table:table-cell office:value-type="float" office:value="2.77465" calcext:value-type="float">
            <text:p>2.774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C26]+[.D26]+[.E26]+[.F26]+[.G26]+[.H26]+[.I26]+[.J26]+[.K26]+[.L26])/10" office:value-type="float" office:value="3.007505" calcext:value-type="float">
            <text:p>3.007505</text:p>
          </table:table-cell>
          <table:table-cell office:value-type="float" office:value="3.02452" calcext:value-type="float">
            <text:p>3.02452</text:p>
          </table:table-cell>
          <table:table-cell office:value-type="float" office:value="3.00519" calcext:value-type="float">
            <text:p>3.00519</text:p>
          </table:table-cell>
          <table:table-cell office:value-type="float" office:value="2.98664" calcext:value-type="float">
            <text:p>2.98664</text:p>
          </table:table-cell>
          <table:table-cell office:value-type="float" office:value="3.01231" calcext:value-type="float">
            <text:p>3.01231</text:p>
          </table:table-cell>
          <table:table-cell office:value-type="float" office:value="3.00579" calcext:value-type="float">
            <text:p>3.00579</text:p>
          </table:table-cell>
          <table:table-cell office:value-type="float" office:value="3.00637" calcext:value-type="float">
            <text:p>3.00637</text:p>
          </table:table-cell>
          <table:table-cell office:value-type="float" office:value="3.00016" calcext:value-type="float">
            <text:p>3.00016</text:p>
          </table:table-cell>
          <table:table-cell office:value-type="float" office:value="3.01202" calcext:value-type="float">
            <text:p>3.01202</text:p>
          </table:table-cell>
          <table:table-cell office:value-type="float" office:value="3.01917" calcext:value-type="float">
            <text:p>3.01917</text:p>
          </table:table-cell>
          <table:table-cell office:value-type="float" office:value="3.00288" calcext:value-type="float">
            <text:p>3.00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0:06:27.42688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8:35:42.538196529</meta:creation-date>
    <dc:date>2020-03-11T00:11:09.542542031</dc:date>
    <meta:editing-duration>PT8M21S</meta:editing-duration>
    <meta:editing-cycles>4</meta:editing-cycles>
    <meta:generator>LibreOffice/6.0.7.3$Linux_X86_64 LibreOffice_project/00m0$Build-3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8cm" svg:y="0.316cm" chart:style-name="ch2">
          <text:p>Eficiencia Insercion Optimizado</text:p>
        </chart:title>
        <chart:legend chart:legend-position="end" svg:x="11.135cm" svg:y="3.954cm" style:legend-expansion="high" chart:style-name="ch3"/>
        <chart:plot-area chart:style-name="ch4" table:cell-range-address="Sheet1.A2:Sheet1.B26" svg:x="1.33cm" svg:y="1.275cm" svg:width="9.486cm" svg:height="6.569cm">
          <chartooo:coordinate-region svg:x="2.057cm" svg:y="1.475cm" svg:width="8.202cm" svg:height="5.722cm"/>
          <chart:axis chart:dimension="x" chart:name="primary-x" chart:style-name="ch5">
            <chart:title svg:x="5.42cm" svg:y="8.024cm" chart:style-name="ch6">
              <text:p>Tamano</text:p>
            </chart:title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:Sheet1.A26</svg:desc>
                </draw:g>
              </table:table-cell>
              <table:table-cell office:value-type="float" office:value="0.0050064">
                <text:p>0.0050064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195348">
                <text:p>0.0195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458243">
                <text:p>0.0458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779805">
                <text:p>0.0779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206774">
                <text:p>0.1206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1738309">
                <text:p>0.1738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2360644">
                <text:p>0.2360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3078526">
                <text:p>0.3078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3895774">
                <text:p>0.3895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4813142">
                <text:p>0.4813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5815536">
                <text:p>0.5815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6920452">
                <text:p>0.6920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8128955">
                <text:p>0.8128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9417769">
                <text:p>0.9417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.082384">
                <text:p>1.082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.229125">
                <text:p>1.229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1.39041">
                <text:p>1.39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1.558992">
                <text:p>1.558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1.737133">
                <text:p>1.737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1.921798">
                <text:p>1.921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2.125755">
                <text:p>2.12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2.330134">
                <text:p>2.330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2.546825">
                <text:p>2.546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2.775406">
                <text:p>2.775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3.007505">
                <text:p>3.007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